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2.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0" style:family="table-cell" style:parent-style-name="Default">
      <style:text-properties style:font-name="Arial1"/>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16">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1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mazon (AMZN) average weekly price, [USD]</text:p>
          </table:table-cell>
          <table:table-cell table:style-name="ce22"/>
          <table:table-cell table:style-name="ce22" office:value-type="float" office:value="0.0001757" calcext:value-type="float">
            <text:p>1.757E-04</text:p>
          </table:table-cell>
          <table:table-cell table:style-name="ce22" office:value-type="float" office:value="0.00000001037" calcext:value-type="float">
            <text:p>1.037E-08</text:p>
          </table:table-cell>
          <table:table-cell table:style-name="ce24" table:formula="of:=[.E4]*60*60*24*365" office:value-type="float" office:value="0.32702832" calcext:value-type="float">
            <text:p>3.270E-01</text:p>
          </table:table-cell>
          <table:table-cell table:style-name="ce31" table:formula="of:=[.F4]*100" office:value-type="float" office:value="32.702832" calcext:value-type="float">
            <text:p>32.7</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IBM (IBM) average weekly price, [USD]</text:p>
          </table:table-cell>
          <table:table-cell table:style-name="ce22"/>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Microsoft (MSFT) average weekly price, [USD]</text:p>
          </table:table-cell>
          <table:table-cell table:style-name="ce22"/>
          <table:table-cell table:style-name="ce22" office:value-type="float" office:value="20115" calcext:value-type="float">
            <text:p>2.012E+04</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pple (AAPL) average weekly price, [USD]</text:p>
          </table:table-cell>
          <table:table-cell table:style-name="ce22"/>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Google (GOOG) average weekly price, [USD]</text:p>
          </table:table-cell>
          <table:table-cell table:style-name="ce22"/>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daily averaged price, [USD/BTC]</text:p>
          </table:table-cell>
          <table:table-cell table:style-name="ce23" table:formula="of:=[.D9]*EXP([.E9]*1230000000)" office:value-type="float" office:value="0.00000585879229123116" calcext:value-type="float">
            <text:p>5.86E-06</text:p>
          </table:table-cell>
          <table:table-cell table:style-name="ce22" office:value-type="float" office:value="6.392E-046" calcext:value-type="float">
            <text:p>6.392E-46</text:p>
          </table:table-cell>
          <table:table-cell table:style-name="ce22" office:value-type="float" office:value="0.00000007481" calcext:value-type="float">
            <text:p>7.481E-08</text:p>
          </table:table-cell>
          <table:table-cell table:style-name="ce24" table:formula="of:=[.E9]*60*60*24*365" office:value-type="float" office:value="2.35920816" calcext:value-type="float">
            <text:p>2.359E+00</text:p>
          </table:table-cell>
          <table:table-cell table:style-name="ce31" table:formula="of:=[.F9]*100" office:value-type="float" office:value="235.920816" calcext:value-type="float">
            <text:p>235.9</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to Jul-2017, [BTC/USD]</text:p>
          </table:table-cell>
          <table:table-cell table:style-name="ce23" table:formula="of:=[.D11]*EXP([.E11]*1230000000)" office:value-type="float" office:value="2.82439137503448" calcext:value-type="float">
            <text:p>2.82E+00</text:p>
          </table:table-cell>
          <table:table-cell table:style-name="ce22" office:value-type="float" office:value="0.0000000000007521" calcext:value-type="float">
            <text:p>7.521E-13</text:p>
          </table:table-cell>
          <table:table-cell table:style-name="ce22" office:value-type="float" office:value="0.00000002354" calcext:value-type="float">
            <text:p>2.354E-08</text:p>
          </table:table-cell>
          <table:table-cell table:style-name="ce24" table:formula="of:=[.E11]*60*60*24*365" office:value-type="float" office:value="0.74235744" calcext:value-type="float">
            <text:p>7.424E-01</text:p>
          </table:table-cell>
          <table:table-cell table:style-name="ce31" table:formula="of:=[.F11]*100" office:value-type="float" office:value="74.235744" calcext:value-type="float">
            <text:p>74.2</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transactions accepted per day</text:p>
          </table:table-cell>
          <table:table-cell table:style-name="ce23" table:formula="of:=[.D12]*EXP([.E12]*1230000000)" office:value-type="float" office:value="19214.239175595" calcext:value-type="float">
            <text:p>1.92E+04</text:p>
          </table:table-cell>
          <table:table-cell table:style-name="ce22" office:value-type="float" office:value="0.1989" calcext:value-type="float">
            <text:p>1.989E-01</text:p>
          </table:table-cell>
          <table:table-cell table:style-name="ce22" office:value-type="float" office:value="0.000000009332" calcext:value-type="float">
            <text:p>9.332E-09</text:p>
          </table:table-cell>
          <table:table-cell table:style-name="ce24" table:formula="of:=[.E12]*60*60*24*365" office:value-type="float" office:value="0.294293952" calcext:value-type="float">
            <text:p>2.943E-01</text:p>
          </table:table-cell>
          <table:table-cell table:style-name="ce31" table:formula="of:=[.F12]*100" office:value-type="float" office:value="29.4293952" calcext:value-type="float">
            <text:p>29.4</text:p>
          </table:table-cell>
          <table:table-cell table:style-name="ce17" office:value-type="float" office:value="0.6793" calcext:value-type="float">
            <text:p>0.6793</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Total Bitcoin transactions with UTXOs</text:p>
          </table:table-cell>
          <table:table-cell table:style-name="ce23" table:formula="of:=[.D13]*EXP([.E13]*1230000000)" office:value-type="float" office:value="139475.901417426" calcext:value-type="float">
            <text:p>1.39E+05</text:p>
          </table:table-cell>
          <table:table-cell table:style-name="ce22" office:value-type="float" office:value="0.00001617" calcext:value-type="float">
            <text:p>1.617E-05</text:p>
          </table:table-cell>
          <table:table-cell table:style-name="ce22" office:value-type="float" office:value="0.0000000186" calcext:value-type="float">
            <text:p>1.860E-08</text:p>
          </table:table-cell>
          <table:table-cell table:style-name="ce24" table:formula="of:=[.E13]*60*60*24*365" office:value-type="float" office:value="0.5865696" calcext:value-type="float">
            <text:p>5.866E-01</text:p>
          </table:table-cell>
          <table:table-cell table:style-name="ce31" table:formula="of:=[.F13]*100" office:value-type="float" office:value="58.65696" calcext:value-type="float">
            <text:p>58.7</text:p>
          </table:table-cell>
          <table:table-cell table:style-name="ce17" office:value-type="float" office:value="0.9915" calcext:value-type="float">
            <text:p>0.9915</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UTXOs</text:p>
          </table:table-cell>
          <table:table-cell table:style-name="ce23" table:formula="of:=[.D14]*EXP([.E14]*1230000000)" office:value-type="float" office:value="2464603.74302259" calcext:value-type="float">
            <text:p>2.46E+06</text:p>
          </table:table-cell>
          <table:table-cell table:style-name="ce22" office:value-type="float" office:value="2.411" calcext:value-type="float">
            <text:p>2.411E+00</text:p>
          </table:table-cell>
          <table:table-cell table:style-name="ce22" office:value-type="float" office:value="0.00000001125" calcext:value-type="float">
            <text:p>1.125E-08</text:p>
          </table:table-cell>
          <table:table-cell table:style-name="ce24" table:formula="of:=[.E14]*60*60*24*365" office:value-type="float" office:value="0.35478" calcext:value-type="float">
            <text:p>3.548E-01</text:p>
          </table:table-cell>
          <table:table-cell table:style-name="ce31" table:formula="of:=[.F14]*100" office:value-type="float" office:value="35.478" calcext:value-type="float">
            <text:p>35.5</text:p>
          </table:table-cell>
          <table:table-cell table:style-name="ce17" office:value-type="float" office:value="0.9295" calcext:value-type="float">
            <text:p>0.9295</text:p>
          </table:table-cell>
          <table:table-cell table:number-columns-repeated="1016"/>
        </table:table-row>
        <table:table-row table:style-name="ro2">
          <table:table-cell table:number-columns-repeated="1024"/>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6]*EXP([.E16]*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6]*60*60*24*365" office:value-type="float" office:value="0.32135184" calcext:value-type="float">
            <text:p>3.214E-01</text:p>
          </table:table-cell>
          <table:table-cell table:style-name="ce31" table:formula="of:=[.F16]*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7]*EXP([.E17]*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7]*60*60*24*365" office:value-type="float" office:value="0.50899104" calcext:value-type="float">
            <text:p>5.090E-01</text:p>
          </table:table-cell>
          <table:table-cell table:style-name="ce31" table:formula="of:=[.F17]*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8]*EXP([.E18]*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8]*60*60*24*365" office:value-type="float" office:value="0.6212592" calcext:value-type="float">
            <text:p>6.213E-01</text:p>
          </table:table-cell>
          <table:table-cell table:style-name="ce31" table:formula="of:=[.F18]*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9]*EXP([.E19]*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9]*60*60*24*365" office:value-type="float" office:value="0.48187008" calcext:value-type="float">
            <text:p>4.819E-01</text:p>
          </table:table-cell>
          <table:table-cell table:style-name="ce31" table:formula="of:=[.F19]*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20]*EXP([.E20]*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20]*60*60*24*365" office:value-type="float" office:value="0.60486048" calcext:value-type="float">
            <text:p>6.049E-01</text:p>
          </table:table-cell>
          <table:table-cell table:style-name="ce31" table:formula="of:=[.F20]*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21]*EXP([.E21]*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21]*60*60*24*365" office:value-type="float" office:value="0.41186016" calcext:value-type="float">
            <text:p>4.119E-01</text:p>
          </table:table-cell>
          <table:table-cell table:style-name="ce31" table:formula="of:=[.F21]*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2" table:number-columns-repeated="3"/>
          <table:table-cell table:style-name="ce24" table:formula="of:=[.E22]*60*60*24*365" office:value-type="float" office:value="0" calcext:value-type="float">
            <text:p>0.000E+00</text:p>
          </table:table-cell>
          <table:table-cell table:style-name="ce31" table:formula="of:=[.F22]*100" office:value-type="float" office:value="0" calcext:value-type="float">
            <text:p>0.0</text:p>
          </table:table-cell>
          <table:table-cell table:style-name="ce17"/>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8]*60*60*24*365" office:value-type="float" office:value="0.47587824" calcext:value-type="float">
            <text:p>4.759E-01</text:p>
          </table:table-cell>
          <table:table-cell table:style-name="ce31" table:formula="of:=[.F28]*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mazon (AMZN) average weekly price, [USD]</text:p>
          </table:table-cell>
          <table:table-cell table:style-name="ce25"/>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9]*60*60*24*365" office:value-type="float" office:value="0.215201664" calcext:value-type="float">
            <text:p>2.152E-01</text:p>
          </table:table-cell>
          <table:table-cell table:style-name="ce31" table:formula="of:=[.F29]*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IBM (IBM) average weekly price, [USD]</text:p>
          </table:table-cell>
          <table:table-cell table:style-name="ce25"/>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30]*60*60*24*365" office:value-type="float" office:value="0.0583416" calcext:value-type="float">
            <text:p>5.834E-02</text:p>
          </table:table-cell>
          <table:table-cell table:style-name="ce31" table:formula="of:=[.F30]*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Microsoft (MSFT) average weekly price, [USD]</text:p>
          </table:table-cell>
          <table:table-cell table:style-name="ce26"/>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31]*60*60*24*365" office:value-type="float" office:value="0.160455168" calcext:value-type="float">
            <text:p>1.605E-01</text:p>
          </table:table-cell>
          <table:table-cell table:style-name="ce31" table:formula="of:=[.F31]*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pple (AAPL) average weekly price, [USD]</text:p>
          </table:table-cell>
          <table:table-cell table:style-name="ce26"/>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2]*60*60*24*365" office:value-type="float" office:value="0.160896672" calcext:value-type="float">
            <text:p>1.609E-01</text:p>
          </table:table-cell>
          <table:table-cell table:style-name="ce31" table:formula="of:=[.F32]*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ca.finance.yahoo.com</text:p>
          </table:table-cell>
          <table:table-cell table:style-name="ce17" office:value-type="string" calcext:value-type="string">
            <text:p>Google (GOOG) average weekly price, [USD]</text:p>
          </table:table-cell>
          <table:table-cell table:style-name="ce26"/>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3]*60*60*24*365" office:value-type="float" office:value="0.149449104" calcext:value-type="float">
            <text:p>1.494E-01</text:p>
          </table:table-cell>
          <table:table-cell table:style-name="ce31" table:formula="of:=[.F33]*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statoshi.info</text:p>
          </table:table-cell>
          <table:table-cell table:style-name="ce17" office:value-type="string" calcext:value-type="string">
            <text:p>Bitcoin daily averaged price, [BTC/USD]</text:p>
          </table:table-cell>
          <table:table-cell table:style-name="ce23" table:formula="of:=EXP([.E34]*1230000000+[.D34])" office:value-type="float" office:value="0.336990681617066" calcext:value-type="float">
            <text:p>3.37E-01</text:p>
          </table:table-cell>
          <table:table-cell table:style-name="ce26" office:value-type="float" office:value="-42.92" calcext:value-type="float">
            <text:p>-42.92</text:p>
          </table:table-cell>
          <table:table-cell table:style-name="ce29" office:value-type="float" office:value="0.00000003401" calcext:value-type="float">
            <text:p>3.401E-08</text:p>
          </table:table-cell>
          <table:table-cell table:style-name="ce24" table:formula="of:=[.E34]*60*60*24*365" office:value-type="float" office:value="1.07253936" calcext:value-type="float">
            <text:p>1.073E+00</text:p>
          </table:table-cell>
          <table:table-cell table:style-name="ce31" table:formula="of:=[.F34]*100" office:value-type="float" office:value="107.253936" calcext:value-type="float">
            <text:p>107.3</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statoshi.info</text:p>
          </table:table-cell>
          <table:table-cell table:style-name="ce17" office:value-type="string" calcext:value-type="string">
            <text:p>Bitcoin weekly averaged price, [BTC/USD]</text:p>
          </table:table-cell>
          <table:table-cell table:style-name="ce23" table:formula="of:=EXP([.E35]*1230000000+[.D35])"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5]*60*60*24*365" office:value-type="float" office:value="0.89499168" calcext:value-type="float">
            <text:p>8.950E-01</text:p>
          </table:table-cell>
          <table:table-cell table:style-name="ce31" table:formula="of:=[.F35]*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to Jul-2017, [BTC/USD]</text:p>
          </table:table-cell>
          <table:table-cell table:style-name="ce23" table:formula="of:=EXP([.E36]*1230000000+[.D36])" office:value-type="float" office:value="0.419748313877916" calcext:value-type="float">
            <text:p>4.20E-01</text:p>
          </table:table-cell>
          <table:table-cell table:style-name="ce25" office:value-type="float" office:value="-40.88" calcext:value-type="float">
            <text:p>-40.88</text:p>
          </table:table-cell>
          <table:table-cell table:style-name="ce22" office:value-type="float" office:value="0.00000003253" calcext:value-type="float">
            <text:p>3.253E-08</text:p>
          </table:table-cell>
          <table:table-cell table:style-name="ce24" table:formula="of:=[.E36]*60*60*24*365" office:value-type="float" office:value="1.02586608" calcext:value-type="float">
            <text:p>1.026E+00</text:p>
          </table:table-cell>
          <table:table-cell table:style-name="ce31" table:formula="of:=[.F36]*100" office:value-type="float" office:value="102.586608" calcext:value-type="float">
            <text:p>102.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constrained through (0,1.23e-9), [BTC/USD]</text:p>
          </table:table-cell>
          <table:table-cell table:style-name="ce23" office:value-type="float" office:value="0" calcext:value-type="float">
            <text:p>0.00E+00</text:p>
          </table:table-cell>
          <table:table-cell table:style-name="ce25"/>
          <table:table-cell table:style-name="ce22"/>
          <table:table-cell table:style-name="ce19"/>
          <table:table-cell table:style-name="ce31"/>
          <table:table-cell table:style-name="ce17"/>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transactions accepted per day</text:p>
          </table:table-cell>
          <table:table-cell table:style-name="ce23" table:formula="of:=EXP([.E38]*1230000000+[.D38])" office:value-type="float" office:value="9060.68497061647" calcext:value-type="float">
            <text:p>9.06E+03</text:p>
          </table:table-cell>
          <table:table-cell table:style-name="ce25" office:value-type="float" office:value="-6.005" calcext:value-type="float">
            <text:p>-6.01</text:p>
          </table:table-cell>
          <table:table-cell table:style-name="ce22" office:value-type="float" office:value="0.00000001229" calcext:value-type="float">
            <text:p>1.229E-08</text:p>
          </table:table-cell>
          <table:table-cell table:style-name="ce24" table:formula="of:=[.E38]*60*60*24*365" office:value-type="float" office:value="0.38757744" calcext:value-type="float">
            <text:p>3.876E-01</text:p>
          </table:table-cell>
          <table:table-cell table:style-name="ce31" table:formula="of:=[.F38]*100" office:value-type="float" office:value="38.757744" calcext:value-type="float">
            <text:p>38.8</text:p>
          </table:table-cell>
          <table:table-cell table:style-name="ce34" office:value-type="float" office:value="0.758" calcext:value-type="float">
            <text:p>0.7580</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Total Bitcoin transactions with UTXOs</text:p>
          </table:table-cell>
          <table:table-cell table:style-name="ce23" table:formula="of:=EXP([.E39]*1230000000+[.D39])" office:value-type="float" office:value="116354.867170013" calcext:value-type="float">
            <text:p>1.16E+05</text:p>
          </table:table-cell>
          <table:table-cell table:style-name="ce25" office:value-type="float" office:value="-12.05" calcext:value-type="float">
            <text:p>-12.05</text:p>
          </table:table-cell>
          <table:table-cell table:style-name="ce22" office:value-type="float" office:value="0.00000001928" calcext:value-type="float">
            <text:p>1.928E-08</text:p>
          </table:table-cell>
          <table:table-cell table:style-name="ce24" table:formula="of:=[.E39]*60*60*24*365" office:value-type="float" office:value="0.60801408" calcext:value-type="float">
            <text:p>6.080E-01</text:p>
          </table:table-cell>
          <table:table-cell table:style-name="ce31" table:formula="of:=[.F39]*100" office:value-type="float" office:value="60.801408" calcext:value-type="float">
            <text:p>60.8</text:p>
          </table:table-cell>
          <table:table-cell table:style-name="ce17" office:value-type="float" office:value="0.9968" calcext:value-type="float">
            <text:p>0.9968</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UTXOs</text:p>
          </table:table-cell>
          <table:table-cell table:style-name="ce23" table:formula="of:=EXP([.E40]*1230000000+[.D40])" office:value-type="float" office:value="1194932.19362324" calcext:value-type="float">
            <text:p>1.19E+06</text:p>
          </table:table-cell>
          <table:table-cell table:style-name="ce25" office:value-type="float" office:value="-3.497" calcext:value-type="float">
            <text:p>-3.50</text:p>
          </table:table-cell>
          <table:table-cell table:style-name="ce22" office:value-type="float" office:value="0.00000001422" calcext:value-type="float">
            <text:p>1.422E-08</text:p>
          </table:table-cell>
          <table:table-cell table:style-name="ce24" table:formula="of:=[.E40]*60*60*24*365" office:value-type="float" office:value="0.44844192" calcext:value-type="float">
            <text:p>4.484E-01</text:p>
          </table:table-cell>
          <table:table-cell table:style-name="ce31" table:formula="of:=[.F40]*100" office:value-type="float" office:value="44.844192" calcext:value-type="float">
            <text:p>44.8</text:p>
          </table:table-cell>
          <table:table-cell table:style-name="ce17" office:value-type="float" office:value="0.9201" calcext:value-type="float">
            <text:p>0.9201</text:p>
          </table:table-cell>
          <table:table-cell table:number-columns-repeated="1016"/>
        </table:table-row>
        <table:table-row table:style-name="ro2">
          <table:table-cell table:number-columns-repeated="1024"/>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42]*1230000000+[.D42])"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42]*60*60*24*365" office:value-type="float" office:value="0.61242912" calcext:value-type="float">
            <text:p>6.124E-01</text:p>
          </table:table-cell>
          <table:table-cell table:style-name="ce31" table:formula="of:=[.F42]*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43]*1230000000+[.D43])"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43]*60*60*24*365" office:value-type="float" office:value="1.07979264" calcext:value-type="float">
            <text:p>1.080E+00</text:p>
          </table:table-cell>
          <table:table-cell table:style-name="ce31" table:formula="of:=[.F43]*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44]*1230000000+[.D44])"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44]*60*60*24*365" office:value-type="float" office:value="2.12426496" calcext:value-type="float">
            <text:p>2.124E+00</text:p>
          </table:table-cell>
          <table:table-cell table:style-name="ce31" table:formula="of:=[.F44]*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45]*1230000000+[.D45])"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45]*60*60*24*365" office:value-type="float" office:value="1.21445136" calcext:value-type="float">
            <text:p>1.214E+00</text:p>
          </table:table-cell>
          <table:table-cell table:style-name="ce31" table:formula="of:=[.F45]*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46]*1230000000+[.D46])"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6]*60*60*24*365" office:value-type="float" office:value="0.97856208" calcext:value-type="float">
            <text:p>9.786E-01</text:p>
          </table:table-cell>
          <table:table-cell table:style-name="ce31" table:formula="of:=[.F46]*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7]*1230000000+[.D47])"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7]*60*60*24*365" office:value-type="float" office:value="1.04573376" calcext:value-type="float">
            <text:p>1.046E+00</text:p>
          </table:table-cell>
          <table:table-cell table:style-name="ce31" table:formula="of:=[.F47]*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8]*1230000000+[.D48])"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8]*60*60*24*365" office:value-type="float" office:value="1.02208176" calcext:value-type="float">
            <text:p>1.022E+00</text:p>
          </table:table-cell>
          <table:table-cell table:style-name="ce31" table:formula="of:=[.F48]*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9]*1230000000+[.D49])" office:value-type="float" office:value="1" calcext:value-type="float">
            <text:p>1.00E+00</text:p>
          </table:table-cell>
          <table:table-cell table:style-name="ce25"/>
          <table:table-cell table:style-name="ce22"/>
          <table:table-cell table:style-name="ce24" table:formula="of:=[.E49]*60*60*24*365" office:value-type="float" office:value="0" calcext:value-type="float">
            <text:p>0.000E+00</text:p>
          </table:table-cell>
          <table:table-cell table:style-name="ce31" table:formula="of:=[.F49]*100" office:value-type="float" office:value="0" calcext:value-type="float">
            <text:p>0.0</text:p>
          </table:table-cell>
          <table:table-cell table:style-name="ce17"/>
          <table:table-cell table:number-columns-repeated="1016"/>
        </table:table-row>
        <table:table-row table:style-name="ro1">
          <table:table-cell/>
          <table:table-cell table:style-name="ce20"/>
          <table:table-cell table:style-name="ce27" table:number-columns-repeated="3"/>
          <table:table-cell table:style-name="ce20"/>
          <table:table-cell table:style-name="ce32"/>
          <table:table-cell table:style-name="ce20"/>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07:02:33.91805675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4T12:02:32.851463283</dc:date>
    <meta:editing-duration>PT3H37M36S</meta:editing-duration>
    <meta:editing-cycles>7</meta:editing-cycles>
    <meta:document-statistic meta:table-count="1" meta:cell-count="314" meta:object-count="0"/>
  </office:meta>
</office:document-meta>
</file>